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95FA" style:font-family-generic="modern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 style:parent-style-name="Graphics">
      <style:graphic-properties draw:fill="none" draw:stroke="none"/>
    </style:style>
    <style:style style:family="graphic" style:name="a3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37" style:parent-style-name="Graphics">
      <style:graphic-properties draw:fill="none" draw:stroke="non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95FA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 style:parent-style-name="Graphics">
      <style:graphic-properties draw:fill="none" draw:stroke="none"/>
    </style:style>
    <style:style style:family="graphic" style:name="a350" style:parent-style-name="Graphics">
      <style:graphic-properties draw:fill="none" draw:stroke="non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95FA" style:font-family-generic="modern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95FA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47" style:parent-style-name="Graphics">
      <style:graphic-properties draw:fill="none" draw:stroke="none"/>
    </style:style>
    <style:style style:family="graphic" style:name="a348" style:parent-style-name="Graphics">
      <style:graphic-properties draw:fill="none" draw:stroke="none"/>
    </style:style>
    <style:style style:family="graphic" style:name="a349" style:parent-style-name="Graphics">
      <style:graphic-properties draw:fill="none" draw:stroke="none"/>
    </style: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draw:style-name="a336" draw:name="Picture 6" svg:x="3.68403in" svg:y="4.01389in" svg:width="1.02527in" svg:height="1.53125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37" draw:name="Picture 8" svg:x="3.12219in" svg:y="0.43229in" svg:width="7.08894in" svg:height="3.05382in" style:rel-width="scale" style:rel-height="scale">
          <draw:image xlink:href="media/image2.png" xlink:type="simple" xlink:show="embed" xlink:actuate="onLoad"/>
          <svg:title/>
          <svg:desc/>
        </draw:frame>
        <draw:frame draw:id="id65" draw:style-name="a338" draw:name="Picture 10" svg:x="2.30556in" svg:y="4.17805in" svg:width="1.16917in" svg:height="1.16917in" style:rel-width="scale" style:rel-height="scale">
          <draw:image xlink:href="media/image3.png" xlink:type="simple" xlink:show="embed" xlink:actuate="onLoad"/>
          <svg:title/>
          <svg:desc>A white stick figure at a desk with a clock

Description automatically generated</svg:desc>
        </draw:frame>
        <draw:frame draw:id="id66" draw:style-name="a342" draw:name="TextBox 11" svg:x="2.21084in" svg:y="3.63013in" svg:width="2.30556in" svg:height="0.40391in">
          <draw:text-box>
            <text:p text:style-name="a341" text:class-names="" text:cond-style-name=""><text:span text:style-name="a339" text:class-names="">Working Experience</text:span><text:span text:style-name="a340" text:class-names=""/></text:p>
          </draw:text-box>
          <svg:title/>
          <svg:desc/>
        </draw:frame>
        <draw:frame draw:id="id67" draw:style-name="a346" draw:name="TextBox 12" svg:x="5.27637in" svg:y="3.66812in" svg:width="2.30556in" svg:height="0.40391in">
          <draw:text-box>
            <text:p text:style-name="a345" text:class-names="" text:cond-style-name=""><text:span text:style-name="a343" text:class-names="">Languages</text:span><text:span text:style-name="a344" text:class-names=""/></text:p>
          </draw:text-box>
          <svg:title/>
          <svg:desc/>
        </draw:frame>
        <draw:frame draw:id="id68" draw:style-name="a347" draw:name="Picture 16" svg:x="5.64039in" svg:y="4.82125in" svg:width="0.78876in" svg:height="0.52584in" style:rel-width="scale" style:rel-height="scale">
          <draw:image xlink:href="media/image4.png" xlink:type="simple" xlink:show="embed" xlink:actuate="onLoad"/>
          <svg:title/>
          <svg:desc>A blue and yellow emblem with a crown

Description automatically generated</svg:desc>
        </draw:frame>
        <draw:frame draw:id="id69" draw:style-name="a348" draw:name="Picture 20" svg:x="5.64039in" svg:y="4.24709in" svg:width="0.78876in" svg:height="0.52584in" style:rel-width="scale" style:rel-height="scale">
          <draw:image xlink:href="media/image5.png" xlink:type="simple" xlink:show="embed" xlink:actuate="onLoad"/>
          <svg:title/>
          <svg:desc>A flag with a red and yellow stripe

Description automatically generated</svg:desc>
        </draw:frame>
        <draw:frame draw:id="id70" draw:style-name="a349" draw:name="Picture 22" svg:x="6.47988in" svg:y="4.82125in" svg:width="0.78876in" svg:height="0.52584in" style:rel-width="scale" style:rel-height="scale">
          <draw:image xlink:href="media/image6.png" xlink:type="simple" xlink:show="embed" xlink:actuate="onLoad"/>
          <svg:title/>
          <svg:desc>A flag with a red green and yellow circle with a white and blue emblem

Description automatically generated</svg:desc>
        </draw:frame>
        <draw:frame draw:id="id71" draw:style-name="a350" draw:name="Picture 18" svg:x="6.47988in" svg:y="4.24709in" svg:width="0.78876in" svg:height="0.52584in" style:rel-width="scale" style:rel-height="scale">
          <draw:image xlink:href="media/image7.png" xlink:type="simple" xlink:show="embed" xlink:actuate="onLoad"/>
          <svg:title/>
          <svg:desc>A flag with a cross in the middle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5/10/2023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5/10/2023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5/10/2023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5/10/2023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5/10/2023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5/10/2023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5/10/2023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5/10/2023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5/10/2023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>Click icon to add picture</text:span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5/10/2023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5/10/2023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5/10/2023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Guerra, Cesar</meta:initial-creator>
    <dc:creator>Guerra, Cesar</dc:creator>
    <meta:creation-date>2023-10-25T09:54:28Z</meta:creation-date>
    <dc:date>2023-10-25T14:12:47Z</dc:date>
    <meta:template xlink:href="Office%202013%20-%202022%20Theme" xlink:type="simple"/>
    <meta:editing-cycles>4</meta:editing-cycles>
    <meta:editing-duration>PT0S</meta:editing-duration>
    <meta:document-statistic meta:paragraph-count="2" meta:word-count="3"/>
  </office:meta>
</office:document-meta>
</file>